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" style:list-style-name="L6"/>
    <style:style style:name="P2" style:family="paragraph" style:parent-style-name="Heading" style:list-style-name="L8"/>
    <style:style style:name="P3" style:family="paragraph" style:parent-style-name="Heading" style:list-style-name="L9"/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Heading_20_2">
      <style:paragraph-properties fo:text-align="center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erif" fo:font-size="14pt" style:font-size-asian="14pt" style:font-size-complex="14pt"/>
    </style:style>
    <style:style style:name="T3" style:family="text">
      <style:text-properties style:font-name="Liberation Sans" fo:font-size="14pt" style:font-size-asian="14pt" style:font-size-complex="14pt"/>
    </style:style>
    <style:style style:name="T4" style:family="text">
      <style:text-properties officeooo:rsid="00167b9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ARDRONE_AUTONOMY</text:h>
      <text:p text:style-name="Heading"/>
      <text:list xml:id="list8124388077366889855" text:style-name="L6">
        <text:list-item>
          <text:p text:style-name="P1">Instead of directly controlling the drone speed, you can use Autonomy to plan and execute missions by describing the path, altitude and orientation the drone must follow.</text:p>
        </text:list-item>
        <text:list-item>
          <text:p text:style-name="P1"><text:span text:style-name="Emphasis"><text:span text:style-name="T3">Autonomous</text:span></text:span><text:span text:style-name="T3"> means that this library will move your drone automaticaly to reach a given target.</text:span></text:p>
        </text:list-item>
      </text:list>
      <text:p text:style-name="Text_20_body"><text:span text:style-name="T3"/></text:p>
      <text:h text:style-name="Heading_20_1" text:outline-level="1">Features:</text:h>
      <text:p text:style-name="P4"/>
      <text:list xml:id="list3196916760962474838" text:style-name="L9">
        <text:list-item>
          <text:p text:style-name="P3"><text:span text:style-name="Strong_20_Emphasis">Extended Kalman Filter: <text:s/></text:span>This provides much more stable and usable state estimate.</text:p>
        </text:list-item>
      </text:list>
      <text:list xml:id="list8298298766361406704" text:style-name="L8">
        <text:list-item>
          <text:p text:style-name="P2"><text:span text:style-name="Strong_20_Emphasis">Camera projection and back-projection: </text:span><text:span text:style-name="Strong_20_Emphasis"><text:span text:style-name="T4">T</text:span></text:span>o estimate the position of an object detected by the camera.</text:p>
        </text:list-item>
        <text:list-item>
          <text:p text:style-name="P2"><text:span text:style-name="Strong_20_Emphasis">PID Controler:</text:span> to autonomously control the drone position.</text:p>
        </text:list-item>
        <text:list-item>
          <text:p text:style-name="P2"><text:span text:style-name="Strong_20_Emphasis">Mission planner:</text:span> to prepare a flight/task plan and then execute it.</text:p>
        </text:list-item>
        <text:list-item>
          <text:p text:style-name="P2"><text:span text:style-name="Strong_20_Emphasis">Object tracking:</text:span> <text:span text:style-name="T4">T</text:span>o detect and track objects in the video stream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21:48:29.376783152</meta:creation-date>
    <dc:date>2018-09-01T22:53:08.926445204</dc:date>
    <meta:editing-duration>PT49M29S</meta:editing-duration>
    <meta:editing-cycles>1</meta:editing-cycles>
    <meta:document-statistic meta:table-count="0" meta:image-count="0" meta:object-count="0" meta:page-count="1" meta:paragraph-count="9" meta:word-count="108" meta:character-count="667" meta:non-whitespace-character-count="574"/>
    <meta:generator>LibreOffice/4.2.8.2$Linux_X86_64 LibreOffice_project/420m0$Build-2</meta:generator>
  </office:meta>
</office:document-meta>
</file>